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6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7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8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9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T10_44" style:family="text">
      <style:text-properties fo:font-size="12pt" style:font-size-asian="12pt" style:font-size-complex="12pt"/>
    </style:style>
    <style:style style:name="T10_45" style:family="text">
      <style:text-properties fo:font-size="12pt" style:font-size-asian="12pt" style:font-size-complex="12pt"/>
    </style:style>
    <style:style style:name="T10_46" style:family="text">
      <style:text-properties fo:font-size="12pt" style:font-size-asian="12pt" style:font-size-complex="12pt"/>
    </style:style>
    <style:style style:name="T10_47" style:family="text">
      <style:text-properties fo:font-size="12pt" style:font-size-asian="12pt" style:font-size-complex="12pt"/>
    </style:style>
    <style:style style:name="T10_48" style:family="text">
      <style:text-properties fo:font-size="12pt" style:font-size-asian="12pt" style:font-size-complex="12pt"/>
    </style:style>
    <style:style style:name="T10_49" style:family="text">
      <style:text-properties fo:font-size="12pt" style:font-size-asian="12pt" style:font-size-complex="12pt"/>
    </style:style>
    <style:style style:name="T10_50" style:family="text">
      <style:text-properties fo:font-size="12pt" style:font-size-asian="12pt" style:font-size-complex="12pt"/>
    </style:style>
    <style:style style:name="T10_51" style:family="text">
      <style:text-properties fo:font-size="12pt" style:font-size-asian="12pt" style:font-size-complex="12pt"/>
    </style:style>
    <style:style style:name="T10_52" style:family="text">
      <style:text-properties fo:font-size="12pt" style:font-size-asian="12pt" style:font-size-complex="12pt"/>
    </style:style>
    <style:style style:name="T10_53" style:family="text">
      <style:text-properties fo:font-size="12pt" style:font-size-asian="12pt" style:font-size-complex="12pt"/>
    </style:style>
    <style:style style:name="T10_54" style:family="text">
      <style:text-properties fo:font-size="12pt" style:font-size-asian="12pt" style:font-size-complex="12pt"/>
    </style:style>
    <style:style style:name="T10_55" style:family="text">
      <style:text-properties fo:font-size="12pt" style:font-size-asian="12pt" style:font-size-complex="12pt"/>
    </style:style>
    <style:style style:name="T10_56" style:family="text">
      <style:text-properties fo:font-size="12pt" style:font-size-asian="12pt" style:font-size-complex="12pt"/>
    </style:style>
    <style:style style:name="T10_57" style:family="text">
      <style:text-properties fo:font-size="12pt" style:font-size-asian="12pt" style:font-size-complex="12pt"/>
    </style:style>
    <style:style style:name="T10_58" style:family="text">
      <style:text-properties fo:font-size="12pt" style:font-size-asian="12pt" style:font-size-complex="12pt"/>
    </style:style>
    <style:style style:name="T10_59" style:family="text">
      <style:text-properties fo:font-size="12pt" style:font-size-asian="12pt" style:font-size-complex="12pt"/>
    </style:style>
    <style:style style:name="T10_60" style:family="text">
      <style:text-properties fo:font-size="12pt" style:font-size-asian="12pt" style:font-size-complex="12pt"/>
    </style:style>
    <style:style style:name="T10_61" style:family="text">
      <style:text-properties fo:font-size="12pt" style:font-size-asian="12pt" style:font-size-complex="12pt"/>
    </style:style>
    <style:style style:name="T10_62" style:family="text">
      <style:text-properties fo:font-size="12pt" style:font-size-asian="12pt" style:font-size-complex="12pt"/>
    </style:style>
    <style:style style:name="T10_63" style:family="text">
      <style:text-properties fo:font-size="12pt" style:font-size-asian="12pt" style:font-size-complex="12pt"/>
    </style:style>
    <style:style style:name="T10_64" style:family="text">
      <style:text-properties fo:font-size="12pt" style:font-size-asian="12pt" style:font-size-complex="12pt"/>
    </style:style>
    <style:style style:name="T10_65" style:family="text">
      <style:text-properties fo:font-size="12pt" style:font-size-asian="12pt" style:font-size-complex="12pt"/>
    </style:style>
    <style:style style:name="T10_66" style:family="text">
      <style:text-properties fo:font-size="12pt" style:font-size-asian="12pt" style:font-size-complex="12pt"/>
    </style:style>
    <style:style style:name="T10_67" style:family="text">
      <style:text-properties fo:font-size="12pt" style:font-size-asian="12pt" style:font-size-complex="12pt"/>
    </style:style>
    <style:style style:name="T10_68" style:family="text">
      <style:text-properties fo:font-size="12pt" style:font-size-asian="12pt" style:font-size-complex="12pt"/>
    </style:style>
    <style:style style:name="T10_69" style:family="text">
      <style:text-properties fo:font-size="12pt" style:font-size-asian="12pt" style:font-size-complex="12pt"/>
    </style:style>
    <style:style style:name="T10_70" style:family="text">
      <style:text-properties fo:font-size="12pt" style:font-size-asian="12pt" style:font-size-complex="12pt"/>
    </style:style>
    <style:style style:name="T10_71" style:family="text">
      <style:text-properties fo:font-size="12pt" style:font-size-asian="12pt" style:font-size-complex="12pt"/>
    </style:style>
    <style:style style:name="T10_72" style:family="text">
      <style:text-properties fo:font-size="12pt" style:font-size-asian="12pt" style:font-size-complex="12pt"/>
    </style:style>
    <style:style style:name="T10_73" style:family="text">
      <style:text-properties fo:font-size="12pt" style:font-size-asian="12pt" style:font-size-complex="12pt"/>
    </style:style>
    <style:style style:name="T10_74" style:family="text">
      <style:text-properties fo:font-size="12pt" style:font-size-asian="12pt" style:font-size-complex="12pt"/>
    </style:style>
    <style:style style:name="T10_75" style:family="text">
      <style:text-properties fo:font-size="12pt" style:font-size-asian="12pt" style:font-size-complex="12pt"/>
    </style:style>
    <style:style style:name="T10_76" style:family="text">
      <style:text-properties fo:font-size="12pt" style:font-size-asian="12pt" style:font-size-complex="12pt"/>
    </style:style>
    <style:style style:name="T10_77" style:family="text">
      <style:text-properties fo:font-size="12pt" style:font-size-asian="12pt" style:font-size-complex="12pt"/>
    </style:style>
    <style:style style:name="T10_78" style:family="text">
      <style:text-properties fo:font-size="12pt" style:font-size-asian="12pt" style:font-size-complex="12pt"/>
    </style:style>
    <style:style style:name="T10_79" style:family="text">
      <style:text-properties fo:font-size="12pt" style:font-size-asian="12pt" style:font-size-complex="12pt"/>
    </style:style>
    <style:style style:name="T10_80" style:family="text">
      <style:text-properties fo:font-size="12pt" style:font-size-asian="12pt" style:font-size-complex="12pt"/>
    </style:style>
    <style:style style:name="T10_81" style:family="text">
      <style:text-properties fo:font-size="12pt" style:font-size-asian="12pt" style:font-size-complex="12pt"/>
    </style:style>
    <style:style style:name="T10_82" style:family="text">
      <style:text-properties fo:font-size="12pt" style:font-size-asian="12pt" style:font-size-complex="12pt"/>
    </style:style>
    <style:style style:name="T10_83" style:family="text">
      <style:text-properties fo:font-size="12pt" style:font-size-asian="12pt" style:font-size-complex="12pt"/>
    </style:style>
    <style:style style:name="T10_84" style:family="text">
      <style:text-properties fo:font-size="12pt" style:font-size-asian="12pt" style:font-size-complex="12pt"/>
    </style:style>
    <style:style style:name="T10_85" style:family="text">
      <style:text-properties fo:font-size="12pt" style:font-size-asian="12pt" style:font-size-complex="12pt"/>
    </style:style>
    <style:style style:name="T10_86" style:family="text">
      <style:text-properties fo:font-size="12pt" style:font-size-asian="12pt" style:font-size-complex="12pt"/>
    </style:style>
    <style:style style:name="T10_87" style:family="text">
      <style:text-properties fo:font-size="12pt" style:font-size-asian="12pt" style:font-size-complex="12pt"/>
    </style:style>
    <style:style style:name="T10_88" style:family="text">
      <style:text-properties fo:font-size="12pt" style:font-size-asian="12pt" style:font-size-complex="12pt"/>
    </style:style>
    <style:style style:name="T10_89" style:family="text">
      <style:text-properties fo:font-size="12pt" style:font-size-asian="12pt" style:font-size-complex="12pt"/>
    </style:style>
    <style:style style:name="T10_90" style:family="text">
      <style:text-properties fo:font-size="12pt" style:font-size-asian="12pt" style:font-size-complex="12pt"/>
    </style:style>
    <style:style style:name="T10_91" style:family="text">
      <style:text-properties fo:font-size="12pt" style:font-size-asian="12pt" style:font-size-complex="12pt"/>
    </style:style>
    <style:style style:name="T10_92" style:family="text">
      <style:text-properties fo:font-size="12pt" style:font-size-asian="12pt" style:font-size-complex="12pt"/>
    </style:style>
    <style:style style:name="T10_93" style:family="text">
      <style:text-properties fo:font-size="12pt" style:font-size-asian="12pt" style:font-size-complex="12pt"/>
    </style:style>
    <style:style style:name="T10_94" style:family="text">
      <style:text-properties fo:font-size="12pt" style:font-size-asian="12pt" style:font-size-complex="12pt"/>
    </style:style>
    <style:style style:name="T10_95" style:family="text">
      <style:text-properties fo:font-size="12pt" style:font-size-asian="12pt" style:font-size-complex="12pt"/>
    </style:style>
    <style:style style:name="T10_96" style:family="text">
      <style:text-properties fo:font-size="12pt" style:font-size-asian="12pt" style:font-size-complex="12pt"/>
    </style:style>
    <style:style style:name="T10_97" style:family="text">
      <style:text-properties fo:font-size="12pt" style:font-size-asian="12pt" style:font-size-complex="12pt"/>
    </style:style>
    <style:style style:name="T10_98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T12_35" style:family="text">
      <style:text-properties fo:font-size="12pt" style:font-size-asian="12pt" style:font-size-complex="12pt"/>
    </style:style>
    <style:style style:name="T12_36" style:family="text">
      <style:text-properties fo:font-size="12pt" style:font-size-asian="12pt" style:font-size-complex="12pt"/>
    </style:style>
    <style:style style:name="T12_37" style:family="text">
      <style:text-properties fo:font-size="12pt" style:font-size-asian="12pt" style:font-size-complex="12pt"/>
    </style:style>
    <style:style style:name="T12_38" style:family="text">
      <style:text-properties fo:font-size="12pt" style:font-size-asian="12pt" style:font-size-complex="12pt"/>
    </style:style>
    <style:style style:name="T12_39" style:family="text">
      <style:text-properties fo:font-size="12pt" style:font-size-asian="12pt" style:font-size-complex="12pt"/>
    </style:style>
    <style:style style:name="T12_40" style:family="text">
      <style:text-properties fo:font-size="12pt" style:font-size-asian="12pt" style:font-size-complex="12pt"/>
    </style:style>
    <style:style style:name="T12_41" style:family="text">
      <style:text-properties fo:font-size="12pt" style:font-size-asian="12pt" style:font-size-complex="12pt"/>
    </style:style>
    <style:style style:name="T12_42" style:family="text">
      <style:text-properties fo:font-size="12pt" style:font-size-asian="12pt" style:font-size-complex="12pt"/>
    </style:style>
    <style:style style:name="T12_43" style:family="text">
      <style:text-properties fo:font-size="12pt" style:font-size-asian="12pt" style:font-size-complex="12pt"/>
    </style:style>
    <style:style style:name="T12_44" style:family="text">
      <style:text-properties fo:font-size="12pt" style:font-size-asian="12pt" style:font-size-complex="12pt"/>
    </style:style>
    <style:style style:name="T12_45" style:family="text">
      <style:text-properties fo:font-size="12pt" style:font-size-asian="12pt" style:font-size-complex="12pt"/>
    </style:style>
    <style:style style:name="T12_46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T13_33" style:family="text">
      <style:text-properties fo:font-size="12pt" style:font-size-asian="12pt" style:font-size-complex="12pt"/>
    </style:style>
    <style:style style:name="T13_34" style:family="text">
      <style:text-properties fo:font-size="12pt" style:font-size-asian="12pt" style:font-size-complex="12pt"/>
    </style:style>
    <style:style style:name="T13_35" style:family="text">
      <style:text-properties fo:font-size="12pt" style:font-size-asian="12pt" style:font-size-complex="12pt"/>
    </style:style>
    <style:style style:name="T13_36" style:family="text">
      <style:text-properties fo:font-size="12pt" style:font-size-asian="12pt" style:font-size-complex="12pt"/>
    </style:style>
    <style:style style:name="T13_37" style:family="text">
      <style:text-properties fo:font-size="12pt" style:font-size-asian="12pt" style:font-size-complex="12pt"/>
    </style:style>
    <style:style style:name="T13_38" style:family="text">
      <style:text-properties fo:font-size="12pt" style:font-size-asian="12pt" style:font-size-complex="12pt"/>
    </style:style>
    <style:style style:name="T13_39" style:family="text">
      <style:text-properties fo:font-size="12pt" style:font-size-asian="12pt" style:font-size-complex="12pt"/>
    </style:style>
    <style:style style:name="T13_40" style:family="text">
      <style:text-properties fo:font-size="12pt" style:font-size-asian="12pt" style:font-size-complex="12pt"/>
    </style:style>
    <style:style style:name="T13_41" style:family="text">
      <style:text-properties fo:font-size="12pt" style:font-size-asian="12pt" style:font-size-complex="12pt"/>
    </style:style>
    <style:style style:name="T13_42" style:family="text">
      <style:text-properties fo:font-size="12pt" style:font-size-asian="12pt" style:font-size-complex="12pt"/>
    </style:style>
    <style:style style:name="T13_43" style:family="text">
      <style:text-properties fo:font-size="12pt" style:font-size-asian="12pt" style:font-size-complex="12pt"/>
    </style:style>
    <style:style style:name="T13_44" style:family="text">
      <style:text-properties fo:font-size="12pt" style:font-size-asian="12pt" style:font-size-complex="12pt"/>
    </style:style>
    <style:style style:name="T13_45" style:family="text">
      <style:text-properties fo:font-size="12pt" style:font-size-asian="12pt" style:font-size-complex="12pt"/>
    </style:style>
    <style:style style:name="T13_46" style:family="text">
      <style:text-properties fo:font-size="12pt" style:font-size-asian="12pt" style:font-size-complex="12pt"/>
    </style:style>
    <style:style style:name="T13_47" style:family="text">
      <style:text-properties fo:font-size="12pt" style:font-size-asian="12pt" style:font-size-complex="12pt"/>
    </style:style>
    <style:style style:name="T13_48" style:family="text">
      <style:text-properties fo:font-size="12pt" style:font-size-asian="12pt" style:font-size-complex="12pt"/>
    </style:style>
    <style:style style:name="T13_49" style:family="text">
      <style:text-properties fo:font-size="12pt" style:font-size-asian="12pt" style:font-size-complex="12pt"/>
    </style:style>
    <style:style style:name="T13_50" style:family="text">
      <style:text-properties fo:font-size="12pt" style:font-size-asian="12pt" style:font-size-complex="12pt"/>
    </style:style>
    <style:style style:name="T13_51" style:family="text">
      <style:text-properties fo:font-size="12pt" style:font-size-asian="12pt" style:font-size-complex="12pt"/>
    </style:style>
    <style:style style:name="T13_52" style:family="text">
      <style:text-properties fo:font-size="12pt" style:font-size-asian="12pt" style:font-size-complex="12pt"/>
    </style:style>
    <style:style style:name="T13_53" style:family="text">
      <style:text-properties fo:font-size="12pt" style:font-size-asian="12pt" style:font-size-complex="12pt"/>
    </style:style>
    <style:style style:name="T13_54" style:family="text">
      <style:text-properties fo:font-size="12pt" style:font-size-asian="12pt" style:font-size-complex="12pt"/>
    </style:style>
    <style:style style:name="T13_55" style:family="text">
      <style:text-properties fo:font-size="12pt" style:font-size-asian="12pt" style:font-size-complex="12pt"/>
    </style:style>
    <style:style style:name="T13_56" style:family="text">
      <style:text-properties fo:font-size="12pt" style:font-size-asian="12pt" style:font-size-complex="12pt"/>
    </style:style>
    <style:style style:name="T13_57" style:family="text">
      <style:text-properties fo:font-size="12pt" style:font-size-asian="12pt" style:font-size-complex="12pt"/>
    </style:style>
    <style:style style:name="T13_58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font-size="12pt" style:font-size-asian="12pt" style:font-size-complex="12pt" fo:font-weight="bold" style:font-weight-asian="bold" style:font-weight-complex="bold"/>
    </style:style>
    <style:style style:name="T18_2" style:family="text">
      <style:text-properties fo:font-size="12pt" style:font-size-asian="12pt" style:font-size-complex="12pt" fo:font-weight="bold" style:font-weight-asian="bold" style:font-weight-complex="bold"/>
    </style:style>
    <style:style style:name="T18_3" style:family="text">
      <style:text-properties fo:font-size="12pt" style:font-size-asian="12pt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T23_27" style:family="text">
      <style:text-properties fo:font-size="12pt" style:font-size-asian="12pt" style:font-size-complex="12pt"/>
    </style:style>
    <style:style style:name="T23_28" style:family="text">
      <style:text-properties fo:font-size="12pt" style:font-size-asian="12pt" style:font-size-complex="12pt"/>
    </style:style>
    <style:style style:name="T23_29" style:family="text">
      <style:text-properties fo:font-size="12pt" style:font-size-asian="12pt" style:font-size-complex="12pt"/>
    </style:style>
    <style:style style:name="T23_30" style:family="text">
      <style:text-properties fo:font-size="12pt" style:font-size-asian="12pt" style:font-size-complex="12pt"/>
    </style:style>
    <style:style style:name="T23_31" style:family="text">
      <style:text-properties fo:font-size="12pt" style:font-size-asian="12pt" style:font-size-complex="12pt"/>
    </style:style>
    <style:style style:name="T23_32" style:family="text">
      <style:text-properties fo:font-size="12pt" style:font-size-asian="12pt" style:font-size-complex="12pt"/>
    </style:style>
    <style:style style:name="T23_33" style:family="text">
      <style:text-properties fo:font-size="12pt" style:font-size-asian="12pt" style:font-size-complex="12pt"/>
    </style:style>
    <style:style style:name="T23_34" style:family="text">
      <style:text-properties fo:font-size="12pt" style:font-size-asian="12pt" style:font-size-complex="12pt"/>
    </style:style>
    <style:style style:name="T23_35" style:family="text">
      <style:text-properties fo:font-size="12pt" style:font-size-asian="12pt" style:font-size-complex="12pt"/>
    </style:style>
    <style:style style:name="T23_36" style:family="text">
      <style:text-properties fo:font-size="12pt" style:font-size-asian="12pt" style:font-size-complex="12pt"/>
    </style:style>
    <style:style style:name="T23_37" style:family="text">
      <style:text-properties fo:font-size="12pt" style:font-size-asian="12pt" style:font-size-complex="12pt"/>
    </style:style>
    <style:style style:name="T23_38" style:family="text">
      <style:text-properties fo:font-size="12pt" style:font-size-asian="12pt" style:font-size-complex="12pt"/>
    </style:style>
    <style:style style:name="T23_39" style:family="text">
      <style:text-properties fo:font-size="12pt" style:font-size-asian="12pt" style:font-size-complex="12pt"/>
    </style:style>
    <style:style style:name="T23_40" style:family="text">
      <style:text-properties fo:font-size="12pt" style:font-size-asian="12pt" style:font-size-complex="12pt"/>
    </style:style>
    <style:style style:name="T23_41" style:family="text">
      <style:text-properties fo:font-size="12pt" style:font-size-asian="12pt" style:font-size-complex="12pt"/>
    </style:style>
    <style:style style:name="T23_42" style:family="text">
      <style:text-properties fo:font-size="12pt" style:font-size-asian="12pt" style:font-size-complex="12pt"/>
    </style:style>
    <style:style style:name="T23_43" style:family="text">
      <style:text-properties fo:font-size="12pt" style:font-size-asian="12pt" style:font-size-complex="12pt"/>
    </style:style>
    <style:style style:name="T23_44" style:family="text">
      <style:text-properties fo:font-size="12pt" style:font-size-asian="12pt" style:font-size-complex="12pt"/>
    </style:style>
    <style:style style:name="T23_45" style:family="text">
      <style:text-properties fo:font-size="12pt" style:font-size-asian="12pt" style:font-size-complex="12pt"/>
    </style:style>
    <style:style style:name="T23_46" style:family="text">
      <style:text-properties fo:font-size="12pt" style:font-size-asian="12pt" style:font-size-complex="12pt"/>
    </style:style>
    <style:style style:name="T23_47" style:family="text">
      <style:text-properties fo:font-size="12pt" style:font-size-asian="12pt" style:font-size-complex="12pt"/>
    </style:style>
    <style:style style:name="T23_48" style:family="text">
      <style:text-properties fo:font-size="12pt" style:font-size-asian="12pt" style:font-size-complex="12pt"/>
    </style:style>
    <style:style style:name="T23_49" style:family="text">
      <style:text-properties fo:font-size="12pt" style:font-size-asian="12pt" style:font-size-complex="12pt"/>
    </style:style>
    <style:style style:name="T23_50" style:family="text">
      <style:text-properties fo:font-size="12pt" style:font-size-asian="12pt" style:font-size-complex="12pt"/>
    </style:style>
    <style:style style:name="T23_51" style:family="text">
      <style:text-properties fo:font-size="12pt" style:font-size-asian="12pt" style:font-size-complex="12pt"/>
    </style:style>
    <style:style style:name="T23_52" style:family="text">
      <style:text-properties fo:font-size="12pt" style:font-size-asian="12pt" style:font-size-complex="12pt"/>
    </style:style>
    <style:style style:name="T23_53" style:family="text">
      <style:text-properties fo:font-size="12pt" style:font-size-asian="12pt" style:font-size-complex="12pt"/>
    </style:style>
    <style:style style:name="T23_54" style:family="text">
      <style:text-properties fo:font-size="12pt" style:font-size-asian="12pt" style:font-size-complex="12pt"/>
    </style:style>
    <style:style style:name="T23_55" style:family="text">
      <style:text-properties fo:font-size="12pt" style:font-size-asian="12pt" style:font-size-complex="12pt"/>
    </style:style>
    <style:style style:name="T23_56" style:family="text">
      <style:text-properties fo:font-size="12pt" style:font-size-asian="12pt" style:font-size-complex="12pt"/>
    </style:style>
    <style:style style:name="T23_57" style:family="text">
      <style:text-properties fo:font-size="12pt" style:font-size-asian="12pt" style:font-size-complex="12pt"/>
    </style:style>
    <style:style style:name="T23_58" style:family="text">
      <style:text-properties fo:font-size="12pt" style:font-size-asian="12pt" style:font-size-complex="12pt"/>
    </style:style>
    <style:style style:name="T23_59" style:family="text">
      <style:text-properties fo:font-size="12pt" style:font-size-asian="12pt" style:font-size-complex="12pt"/>
    </style:style>
    <style:style style:name="T23_60" style:family="text">
      <style:text-properties fo:font-size="12pt" style:font-size-asian="12pt" style:font-size-complex="12pt"/>
    </style:style>
    <style:style style:name="T23_61" style:family="text">
      <style:text-properties fo:font-size="12pt" style:font-size-asian="12pt" style:font-size-complex="12pt"/>
    </style:style>
    <style:style style:name="T23_62" style:family="text">
      <style:text-properties fo:font-size="12pt" style:font-size-asian="12pt" style:font-size-complex="12pt"/>
    </style:style>
    <style:style style:name="T23_63" style:family="text">
      <style:text-properties fo:font-size="12pt" style:font-size-asian="12pt" style:font-size-complex="12pt"/>
    </style:style>
    <style:style style:name="T23_64" style:family="text">
      <style:text-properties fo:font-size="12pt" style:font-size-asian="12pt" style:font-size-complex="12pt"/>
    </style:style>
    <style:style style:name="T23_65" style:family="text">
      <style:text-properties fo:font-size="12pt" style:font-size-asian="12pt" style:font-size-complex="12pt"/>
    </style:style>
    <style:style style:name="T23_66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size="12pt" style:font-size-asian="12pt" style:font-size-complex="12pt" fo:font-weight="bold" style:font-weight-asian="bold" style:font-weight-complex="bold"/>
    </style:style>
    <style:style style:name="T26_2" style:family="text">
      <style:text-properties fo:font-size="12pt" style:font-size-asian="12pt" style:font-size-complex="12pt" fo:font-weight="bold" style:font-weight-asian="bold" style:font-weight-complex="bold"/>
    </style:style>
    <style:style style:name="T26_3" style:family="text">
      <style:text-properties fo:font-size="12pt" style:font-size-asian="12pt" style:font-size-complex="12pt" fo:font-weight="bold" style:font-weight-asian="bold" style:font-weight-complex="bold"/>
    </style:style>
    <style:style style:name="T26_4" style:family="text">
      <style:text-properties fo:font-size="12pt" style:font-size-asian="12pt" style:font-size-complex="12pt" fo:font-weight="bold" style:font-weight-asian="bold" style:font-weight-complex="bold"/>
    </style:style>
    <style:style style:name="T26_5" style:family="text">
      <style:text-properties fo:font-size="12pt" style:font-size-asian="12pt" style:font-size-complex="12pt" fo:font-weight="bold" style:font-weight-asian="bold" style:font-weight-complex="bold"/>
    </style:style>
    <style:style style:name="T26_6" style:family="text">
      <style:text-properties fo:font-size="12pt" style:font-size-asian="12pt" style:font-size-complex="12pt" fo:font-weight="bold" style:font-weight-asian="bold" style:font-weight-complex="bold"/>
    </style:style>
    <style:style style:name="T26_7" style:family="text">
      <style:text-properties fo:font-size="12pt" style:font-size-asian="12pt" style:font-size-complex="12pt" fo:font-weight="bold" style:font-weight-asian="bold" style:font-weight-complex="bold"/>
    </style:style>
    <style:style style:name="T26_8" style:family="text">
      <style:text-properties fo:font-size="12pt" style:font-size-asian="12pt" style:font-size-complex="12pt" fo:font-weight="bold" style:font-weight-asian="bold" style:font-weight-complex="bold"/>
    </style:style>
    <style:style style:name="T26_9" style:family="text">
      <style:text-properties fo:font-size="12pt" style:font-size-asian="12pt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État</text:span><text:span text:style-name="T1_2"><text:s/></text:span><text:span text:style-name="T1_3">d</text:span><text:span text:style-name="T1_4">’</text:span><text:span text:style-name="T1_5">avancement</text:span><text:span text:style-name="T1_6"><text:s/></text:span><text:span text:style-name="T1_7">du</text:span><text:span text:style-name="T1_8"><text:s/></text:span><text:span text:style-name="T1_9">projet</text:span></text:p>
      <text:p text:style-name="P2"/>
      <text:p text:style-name="P3"/>
      <text:p text:style-name="P4"/>
      <text:list text:style-name="LS1" xml:id="list0">
        <text:list-item>
          <text:p text:style-name="P5"><text:span text:style-name="T5_1">Arnaud</text:span><text:span text:style-name="T5_2"><text:s/></text:span><text:span text:style-name="T5_3">Flaesch</text:span></text:p>
          <text:list>
            <text:list-item>
              <text:p text:style-name="P6"><text:span text:style-name="T6_1">Réalisation</text:span><text:span text:style-name="T6_2"><text:s/></text:span><text:span text:style-name="T6_3">du</text:span><text:span text:style-name="T6_4"><text:s/></text:span><text:span text:style-name="T6_5">site</text:span><text:span text:style-name="T6_6"><text:s/></text:span><text:span text:style-name="T6_7">web</text:span><text:span text:style-name="T6_8"><text:s/></text:span><text:span text:style-name="T6_9">de</text:span><text:span text:style-name="T6_10"><text:s/></text:span><text:span text:style-name="T6_11">l</text:span><text:span text:style-name="T6_12">’</text:span><text:span text:style-name="T6_13">application</text:span></text:p>
            </text:list-item>
            <text:list-item>
              <text:p text:style-name="P7"><text:span text:style-name="T7_1">Rédaction</text:span><text:span text:style-name="T7_2"><text:s/></text:span><text:span text:style-name="T7_3">du</text:span><text:span text:style-name="T7_4"><text:s/></text:span><text:span text:style-name="T7_5">diagramme</text:span><text:span text:style-name="T7_6"><text:s/></text:span><text:span text:style-name="T7_7">de</text:span><text:span text:style-name="T7_8"><text:s/></text:span><text:span text:style-name="T7_9">Gantt</text:span><text:span text:style-name="T7_10"><text:s/></text:span><text:span text:style-name="T7_11">du</text:span><text:span text:style-name="T7_12"><text:s/></text:span><text:span text:style-name="T7_13">projet</text:span></text:p>
            </text:list-item>
            <text:list-item>
              <text:p text:style-name="P8"><text:span text:style-name="T8_1">Rédaction</text:span><text:span text:style-name="T8_2"><text:s/></text:span><text:span text:style-name="T8_3">de</text:span><text:span text:style-name="T8_4"><text:s/></text:span><text:span text:style-name="T8_5">la</text:span><text:span text:style-name="T8_6"><text:s/></text:span><text:span text:style-name="T8_7">liste</text:span><text:span text:style-name="T8_8"><text:s/></text:span><text:span text:style-name="T8_9">des</text:span><text:span text:style-name="T8_10"><text:s/></text:span><text:span text:style-name="T8_11">API</text:span><text:span text:style-name="T8_12"><text:s/></text:span><text:span text:style-name="T8_13">utilisées</text:span></text:p>
            </text:list-item>
          </text:list>
        </text:list-item>
      </text:list>
      <text:p text:style-name="P9"/>
      <text:list text:style-name="LS1" xml:id="list4">
        <text:list-item>
          <text:list>
            <text:list-item>
              <text:p text:style-name="P10"><text:span text:style-name="T10_1">Création</text:span><text:span text:style-name="T10_2"><text:s/></text:span><text:span text:style-name="T10_3">de</text:span><text:span text:style-name="T10_4"><text:s/></text:span><text:span text:style-name="T10_5">la</text:span><text:span text:style-name="T10_6"><text:s/></text:span><text:span text:style-name="T10_7">partie</text:span><text:span text:style-name="T10_8"><text:s/>“</text:span><text:span text:style-name="T10_9">Dashboard</text:span><text:span text:style-name="T10_10">”<text:s/></text:span><text:span text:style-name="T10_11">de</text:span><text:span text:style-name="T10_12"><text:s/></text:span><text:span text:style-name="T10_13">l</text:span><text:span text:style-name="T10_14">’</text:span><text:span text:style-name="T10_15">application</text:span><text:span text:style-name="T10_16"><text:s/>:<text:s/></text:span><text:span text:style-name="T10_17">fenêtres</text:span><text:span text:style-name="T10_18"><text:s/></text:span><text:span text:style-name="T10_19">de</text:span><text:span text:style-name="T10_20"><text:s/></text:span><text:span text:style-name="T10_21">login</text:span><text:span text:style-name="T10_22">,<text:s/></text:span><text:span text:style-name="T10_23">fenêtre</text:span><text:span text:style-name="T10_24"><text:s/></text:span><text:span text:style-name="T10_25">d</text:span><text:span text:style-name="T10_26">’</text:span><text:span text:style-name="T10_27">accueil</text:span><text:span text:style-name="T10_28">,<text:s/></text:span><text:span text:style-name="T10_29">menus</text:span><text:span text:style-name="T10_30"><text:s/>(</text:span><text:span text:style-name="T10_31">ajout</text:span><text:span text:style-name="T10_32"><text:s/></text:span><text:span text:style-name="T10_33">d</text:span><text:span text:style-name="T10_34">’</text:span><text:span text:style-name="T10_35">un</text:span><text:span text:style-name="T10_36"><text:s/></text:span><text:span text:style-name="T10_37">dashboard</text:span><text:span text:style-name="T10_38">,<text:s/></text:span><text:span text:style-name="T10_39">gestion</text:span><text:span text:style-name="T10_40"><text:s/></text:span><text:span text:style-name="T10_41">de</text:span><text:span text:style-name="T10_42"><text:s/></text:span><text:span text:style-name="T10_43">l</text:span><text:span text:style-name="T10_44">’</text:span><text:span text:style-name="T10_45">apparence</text:span><text:span text:style-name="T10_46"><text:s/></text:span><text:span text:style-name="T10_47">de</text:span><text:span text:style-name="T10_48"><text:s/></text:span><text:span text:style-name="T10_49">l</text:span><text:span text:style-name="T10_50">’</text:span><text:span text:style-name="T10_51">application</text:span><text:span text:style-name="T10_52">,<text:s/></text:span><text:span text:style-name="T10_53">gestion</text:span><text:span text:style-name="T10_54"><text:s/></text:span><text:span text:style-name="T10_55">des</text:span><text:span text:style-name="T10_56"><text:s/></text:span><text:span text:style-name="T10_57">informations</text:span><text:span text:style-name="T10_58"><text:s/></text:span><text:span text:style-name="T10_59">personnelles</text:span><text:span text:style-name="T10_60">),<text:s/></text:span><text:span text:style-name="T10_61">gestion</text:span><text:span text:style-name="T10_62"><text:s/></text:span><text:span text:style-name="T10_63">des</text:span><text:span text:style-name="T10_64"><text:s/></text:span><text:span text:style-name="T10_65">utilisateurs</text:span><text:span text:style-name="T10_66"><text:s/></text:span><text:span text:style-name="T10_67">du</text:span><text:span text:style-name="T10_68"><text:s/></text:span><text:span text:style-name="T10_69">dashboard</text:span><text:span text:style-name="T10_70"><text:s/>(</text:span><text:span text:style-name="T10_71">pour</text:span><text:span text:style-name="T10_72"><text:s/></text:span><text:span text:style-name="T10_73">l</text:span><text:span text:style-name="T10_74">’</text:span><text:span text:style-name="T10_75">administrateur</text:span><text:span text:style-name="T10_76">)<text:s/>:<text:s/></text:span><text:span text:style-name="T10_77">ajout</text:span><text:span text:style-name="T10_78"><text:s/></text:span><text:span text:style-name="T10_79">d</text:span><text:span text:style-name="T10_80">’</text:span><text:span text:style-name="T10_81">utilisateurs</text:span><text:span text:style-name="T10_82"><text:s/></text:span><text:span text:style-name="T10_83">au</text:span><text:span text:style-name="T10_84"><text:s/></text:span><text:span text:style-name="T10_85">dashboard</text:span><text:span text:style-name="T10_86"><text:s/></text:span><text:span text:style-name="T10_87">et</text:span><text:span text:style-name="T10_88"><text:s/></text:span><text:span text:style-name="T10_89">suppression</text:span><text:span text:style-name="T10_90"><text:s/></text:span><text:span text:style-name="T10_91">d</text:span><text:span text:style-name="T10_92">’</text:span><text:span text:style-name="T10_93">utilisateurs</text:span><text:span text:style-name="T10_94"><text:s/></text:span><text:span text:style-name="T10_95">du</text:span><text:span text:style-name="T10_96"><text:s/></text:span><text:span text:style-name="T10_97">dashboard</text:span><text:span text:style-name="T10_98">.</text:span></text:p>
            </text:list-item>
            <text:list-item>
              <text:p text:style-name="P11"><text:span text:style-name="T11_1">Création</text:span><text:span text:style-name="T11_2"><text:s/></text:span><text:span text:style-name="T11_3">d</text:span><text:span text:style-name="T11_4">’</text:span><text:span text:style-name="T11_5">une</text:span><text:span text:style-name="T11_6"><text:s/></text:span><text:span text:style-name="T11_7">classe</text:span><text:span text:style-name="T11_8"><text:s/></text:span><text:span text:style-name="T11_9">permettant</text:span><text:span text:style-name="T11_10"><text:s/></text:span><text:span text:style-name="T11_11">d</text:span><text:span text:style-name="T11_12">’</text:span><text:span text:style-name="T11_13">envoyer</text:span><text:span text:style-name="T11_14"><text:s/></text:span><text:span text:style-name="T11_15">des</text:span><text:span text:style-name="T11_16"><text:s/></text:span><text:span text:style-name="T11_17">mails</text:span><text:span text:style-name="T11_18"><text:s/></text:span><text:span text:style-name="T11_19">à</text:span><text:span text:style-name="T11_20"><text:s/></text:span><text:span text:style-name="T11_21">l</text:span><text:span text:style-name="T11_22">’</text:span><text:span text:style-name="T11_23">utilisateur</text:span><text:span text:style-name="T11_24"><text:s/></text:span><text:span text:style-name="T11_25">avec</text:span><text:span text:style-name="T11_26"><text:s/></text:span><text:span text:style-name="T11_27">l</text:span><text:span text:style-name="T11_28">’</text:span><text:span text:style-name="T11_29">API</text:span><text:span text:style-name="T11_30"><text:s/></text:span><text:span text:style-name="T11_31">JavaMail</text:span><text:span text:style-name="T11_32">.</text:span></text:p>
            </text:list-item>
            <text:list-item>
              <text:p text:style-name="P12"><text:span text:style-name="T12_1">Utilisation</text:span><text:span text:style-name="T12_2"><text:s/></text:span><text:span text:style-name="T12_3">de</text:span><text:span text:style-name="T12_4"><text:s/></text:span><text:span text:style-name="T12_5">fichiers</text:span><text:span text:style-name="T12_6"><text:s/>.</text:span><text:span text:style-name="T12_7">XML</text:span><text:span text:style-name="T12_8"><text:s/></text:span><text:span text:style-name="T12_9">avec</text:span><text:span text:style-name="T12_10"><text:s/></text:span><text:span text:style-name="T12_11">l</text:span><text:span text:style-name="T12_12">’</text:span><text:span text:style-name="T12_13">API</text:span><text:span text:style-name="T12_14"><text:s/></text:span><text:span text:style-name="T12_15">JDOM</text:span><text:span text:style-name="T12_16"><text:s/>(</text:span><text:span text:style-name="T12_17">cookie</text:span><text:span text:style-name="T12_18"><text:s/></text:span><text:span text:style-name="T12_19">de</text:span><text:span text:style-name="T12_20"><text:s/></text:span><text:span text:style-name="T12_21">connexion</text:span><text:span text:style-name="T12_22"><text:s/></text:span><text:span text:style-name="T12_23">et</text:span><text:span text:style-name="T12_24"><text:s/></text:span><text:span text:style-name="T12_25">fichier</text:span><text:span text:style-name="T12_26"><text:s/></text:span><text:span text:style-name="T12_27">contenant</text:span><text:span text:style-name="T12_28"><text:s/></text:span><text:span text:style-name="T12_29">les</text:span><text:span text:style-name="T12_30"><text:s/></text:span><text:span text:style-name="T12_31">informations</text:span><text:span text:style-name="T12_32"><text:s/></text:span><text:span text:style-name="T12_33">de</text:span><text:span text:style-name="T12_34"><text:s/></text:span><text:span text:style-name="T12_35">connexion</text:span><text:span text:style-name="T12_36"><text:s/></text:span><text:span text:style-name="T12_37">à</text:span><text:span text:style-name="T12_38"><text:s/></text:span><text:span text:style-name="T12_39">la</text:span><text:span text:style-name="T12_40"><text:s/></text:span><text:span text:style-name="T12_41">base</text:span><text:span text:style-name="T12_42"><text:s/></text:span><text:span text:style-name="T12_43">de</text:span><text:span text:style-name="T12_44"><text:s/></text:span><text:span text:style-name="T12_45">données</text:span><text:span text:style-name="T12_46">).</text:span></text:p>
            </text:list-item>
            <text:list-item>
              <text:p text:style-name="P13"><text:span text:style-name="T13_1">Utilisation</text:span><text:span text:style-name="T13_2"><text:s/></text:span><text:span text:style-name="T13_3">de</text:span><text:span text:style-name="T13_4"><text:s/></text:span><text:span text:style-name="T13_5">Maven</text:span><text:span text:style-name="T13_6"><text:s/></text:span><text:span text:style-name="T13_7">pour</text:span><text:span text:style-name="T13_8"><text:s/></text:span><text:span text:style-name="T13_9">le</text:span><text:span text:style-name="T13_10"><text:s/></text:span><text:span text:style-name="T13_11">projet</text:span><text:span text:style-name="T13_12"><text:s/>:<text:s/></text:span><text:span text:style-name="T13_13">les</text:span><text:span text:style-name="T13_14"><text:s/></text:span><text:span text:style-name="T13_15">dépendances</text:span><text:span text:style-name="T13_16"><text:s/></text:span><text:span text:style-name="T13_17">sont</text:span><text:span text:style-name="T13_18"><text:s/></text:span><text:span text:style-name="T13_19">gérées</text:span><text:span text:style-name="T13_20"><text:s/></text:span><text:span text:style-name="T13_21">avec</text:span><text:span text:style-name="T13_22"><text:s/></text:span><text:span text:style-name="T13_23">le</text:span><text:span text:style-name="T13_24"><text:s/></text:span><text:span text:style-name="T13_25">fichier</text:span><text:span text:style-name="T13_26"><text:s/></text:span><text:span text:style-name="T13_27">pom</text:span><text:span text:style-name="T13_28">.</text:span><text:span text:style-name="T13_29">xml</text:span><text:span text:style-name="T13_30">,<text:s/></text:span><text:span text:style-name="T13_31">cela</text:span><text:span text:style-name="T13_32"><text:s/></text:span><text:span text:style-name="T13_33">permet</text:span><text:span text:style-name="T13_34"><text:s/></text:span><text:span text:style-name="T13_35">de</text:span><text:span text:style-name="T13_36"><text:s/></text:span><text:span text:style-name="T13_37">n</text:span><text:span text:style-name="T13_38">’</text:span><text:span text:style-name="T13_39">avoir</text:span><text:span text:style-name="T13_40"><text:s/></text:span><text:span text:style-name="T13_41">qu</text:span><text:span text:style-name="T13_42">’</text:span><text:span text:style-name="T13_43">un</text:span><text:span text:style-name="T13_44"><text:s/></text:span><text:span text:style-name="T13_45">seul</text:span><text:span text:style-name="T13_46"><text:s/></text:span><text:span text:style-name="T13_47">fichier</text:span><text:span text:style-name="T13_48"><text:s/>.</text:span><text:span text:style-name="T13_49">jar</text:span><text:span text:style-name="T13_50"><text:s/></text:span><text:span text:style-name="T13_51">après</text:span><text:span text:style-name="T13_52"><text:s/></text:span><text:span text:style-name="T13_53">compilation</text:span><text:span text:style-name="T13_54"><text:s/></text:span><text:span text:style-name="T13_55">du</text:span><text:span text:style-name="T13_56"><text:s/></text:span><text:span text:style-name="T13_57">projet</text:span><text:span text:style-name="T13_58">.</text:span></text:p>
            </text:list-item>
            <text:list-item>
              <text:p text:style-name="P14"><text:span text:style-name="T14_1">Widget</text:span><text:span text:style-name="T14_2"><text:s/></text:span><text:span text:style-name="T14_3">permettant</text:span><text:span text:style-name="T14_4"><text:s/></text:span><text:span text:style-name="T14_5">d</text:span><text:span text:style-name="T14_6">’</text:span><text:span text:style-name="T14_7">intégrer</text:span><text:span text:style-name="T14_8"><text:s/></text:span><text:span text:style-name="T14_9">une</text:span><text:span text:style-name="T14_10"><text:s/></text:span><text:span text:style-name="T14_11">image</text:span><text:span text:style-name="T14_12"><text:s/></text:span><text:span text:style-name="T14_13">dans</text:span><text:span text:style-name="T14_14"><text:s/></text:span><text:span text:style-name="T14_15">un</text:span><text:span text:style-name="T14_16"><text:s/></text:span><text:span text:style-name="T14_17">dashboard</text:span><text:span text:style-name="T14_18"><text:s/></text:span><text:span text:style-name="T14_19">depuis</text:span><text:span text:style-name="T14_20"><text:s/></text:span><text:span text:style-name="T14_21">son</text:span><text:span text:style-name="T14_22"><text:s/></text:span><text:span text:style-name="T14_23">URL</text:span><text:span text:style-name="T14_24"><text:s/>(</text:span><text:span text:style-name="T14_25">l</text:span><text:span text:style-name="T14_26">’</text:span><text:span text:style-name="T14_27">image</text:span><text:span text:style-name="T14_28"><text:s/></text:span><text:span text:style-name="T14_29">doit</text:span><text:span text:style-name="T14_30"><text:s/></text:span><text:span text:style-name="T14_31">être</text:span><text:span text:style-name="T14_32"><text:s/></text:span><text:span text:style-name="T14_33">hébergée</text:span><text:span text:style-name="T14_34"><text:s/></text:span><text:span text:style-name="T14_35">sur</text:span><text:span text:style-name="T14_36"><text:s/></text:span><text:span text:style-name="T14_37">un</text:span><text:span text:style-name="T14_38"><text:s/></text:span><text:span text:style-name="T14_39">site</text:span><text:span text:style-name="T14_40"><text:s/></text:span><text:span text:style-name="T14_41">internet</text:span><text:span text:style-name="T14_42">).</text:span></text:p>
            </text:list-item>
            <text:list-item>
              <text:p text:style-name="P15"><text:span text:style-name="T15_1">Rédaction</text:span><text:span text:style-name="T15_2"><text:s/></text:span><text:span text:style-name="T15_3">des</text:span><text:span text:style-name="T15_4"><text:s/></text:span><text:span text:style-name="T15_5">requêtes</text:span><text:span text:style-name="T15_6"><text:s/></text:span><text:span text:style-name="T15_7">SQL</text:span><text:span text:style-name="T15_8"><text:s/></text:span><text:span text:style-name="T15_9">liées</text:span><text:span text:style-name="T15_10"><text:s/></text:span><text:span text:style-name="T15_11">à</text:span><text:span text:style-name="T15_12"><text:s/></text:span><text:span text:style-name="T15_13">la</text:span><text:span text:style-name="T15_14"><text:s/></text:span><text:span text:style-name="T15_15">gestion</text:span><text:span text:style-name="T15_16"><text:s/></text:span><text:span text:style-name="T15_17">des</text:span><text:span text:style-name="T15_18"><text:s/></text:span><text:span text:style-name="T15_19">dashboards</text:span><text:span text:style-name="T15_20"><text:s/></text:span><text:span text:style-name="T15_21">et</text:span><text:span text:style-name="T15_22"><text:s/></text:span><text:span text:style-name="T15_23">des</text:span><text:span text:style-name="T15_24"><text:s/></text:span><text:span text:style-name="T15_25">utilisateurs</text:span><text:span text:style-name="T15_26">.</text:span></text:p>
            </text:list-item>
          </text:list>
        </text:list-item>
      </text:list>
      <text:p text:style-name="P16"/>
      <text:p text:style-name="P17"/>
      <text:list text:style-name="LS1" xml:id="list10">
        <text:list-item>
          <text:p text:style-name="P18"><text:span text:style-name="T18_1">Andreï</text:span><text:span text:style-name="T18_2"><text:s/></text:span><text:span text:style-name="T18_3">Cavoleau</text:span></text:p>
          <text:list>
            <text:list-item>
              <text:p text:style-name="P19"><text:span text:style-name="T19_1">Création</text:span><text:span text:style-name="T19_2"><text:s/></text:span><text:span text:style-name="T19_3">de</text:span><text:span text:style-name="T19_4"><text:s/></text:span><text:span text:style-name="T19_5">la</text:span><text:span text:style-name="T19_6"><text:s/></text:span><text:span text:style-name="T19_7">fenêtre</text:span><text:span text:style-name="T19_8"><text:s/></text:span><text:span text:style-name="T19_9">de</text:span><text:span text:style-name="T19_10"><text:s/></text:span><text:span text:style-name="T19_11">reinitialisation</text:span><text:span text:style-name="T19_12"><text:s/></text:span><text:span text:style-name="T19_13">de</text:span><text:span text:style-name="T19_14"><text:s/></text:span><text:span text:style-name="T19_15">mot</text:span><text:span text:style-name="T19_16"><text:s/></text:span><text:span text:style-name="T19_17">de</text:span><text:span text:style-name="T19_18"><text:s/></text:span><text:span text:style-name="T19_19">passe</text:span><text:span text:style-name="T19_20"><text:s/></text:span><text:span text:style-name="T19_21">lors</text:span><text:span text:style-name="T19_22"><text:s/></text:span><text:span text:style-name="T19_23">de</text:span><text:span text:style-name="T19_24"><text:s/></text:span><text:span text:style-name="T19_25">la</text:span><text:span text:style-name="T19_26"><text:s/></text:span><text:span text:style-name="T19_27">perte</text:span><text:span text:style-name="T19_28"><text:s/></text:span><text:span text:style-name="T19_29">de</text:span><text:span text:style-name="T19_30"><text:s/></text:span><text:span text:style-name="T19_31">celui</text:span><text:span text:style-name="T19_32">-</text:span><text:span text:style-name="T19_33">ci</text:span></text:p>
            </text:list-item>
            <text:list-item>
              <text:p text:style-name="P20"><text:span text:style-name="T20_1">Création</text:span><text:span text:style-name="T20_2"><text:s/></text:span><text:span text:style-name="T20_3">de</text:span><text:span text:style-name="T20_4"><text:s/></text:span><text:span text:style-name="T20_5">la</text:span><text:span text:style-name="T20_6"><text:s/></text:span><text:span text:style-name="T20_7">classe</text:span><text:span text:style-name="T20_8"><text:s/></text:span><text:span text:style-name="T20_9">mère</text:span><text:span text:style-name="T20_10"><text:s/></text:span><text:span text:style-name="T20_11">Widget</text:span><text:span text:style-name="T20_12"><text:s/></text:span><text:span text:style-name="T20_13">contenant</text:span><text:span text:style-name="T20_14"><text:s/></text:span><text:span text:style-name="T20_15">la</text:span><text:span text:style-name="T20_16"><text:s/></text:span><text:span text:style-name="T20_17">gestion</text:span><text:span text:style-name="T20_18"><text:s/></text:span><text:span text:style-name="T20_19">du</text:span><text:span text:style-name="T20_20"><text:s/></text:span><text:span text:style-name="T20_21">deplacement</text:span><text:span text:style-name="T20_22"><text:s/></text:span><text:span text:style-name="T20_23">et</text:span><text:span text:style-name="T20_24"><text:s/></text:span><text:span text:style-name="T20_25">du</text:span><text:span text:style-name="T20_26"><text:s/></text:span><text:span text:style-name="T20_27">redimensionnement</text:span><text:span text:style-name="T20_28"><text:s/></text:span><text:span text:style-name="T20_29">des</text:span><text:span text:style-name="T20_30"><text:s/></text:span><text:span text:style-name="T20_31">widgets</text:span><text:span text:style-name="T20_32">.</text:span></text:p>
            </text:list-item>
            <text:list-item>
              <text:p text:style-name="P21"><text:span text:style-name="T21_1">Création</text:span><text:span text:style-name="T21_2"><text:s/></text:span><text:span text:style-name="T21_3">de</text:span><text:span text:style-name="T21_4"><text:s/></text:span><text:span text:style-name="T21_5">la</text:span><text:span text:style-name="T21_6"><text:s/></text:span><text:span text:style-name="T21_7">classe</text:span><text:span text:style-name="T21_8"><text:s/></text:span><text:span text:style-name="T21_9">pour</text:span><text:span text:style-name="T21_10"><text:s/></text:span><text:span text:style-name="T21_11">le</text:span><text:span text:style-name="T21_12"><text:s/></text:span><text:span text:style-name="T21_13">widget</text:span><text:span text:style-name="T21_14"><text:s/></text:span><text:span text:style-name="T21_15">post</text:span><text:span text:style-name="T21_16">-</text:span><text:span text:style-name="T21_17">it</text:span><text:span text:style-name="T21_18"><text:s/></text:span><text:span text:style-name="T21_19">permettant</text:span><text:span text:style-name="T21_20"><text:s/></text:span><text:span text:style-name="T21_21">la</text:span><text:span text:style-name="T21_22"><text:s/></text:span><text:span text:style-name="T21_23">gestion</text:span><text:span text:style-name="T21_24"><text:s/></text:span><text:span text:style-name="T21_25">de</text:span><text:span text:style-name="T21_26"><text:s/></text:span><text:span text:style-name="T21_27">texte</text:span><text:span text:style-name="T21_28">.</text:span></text:p>
            </text:list-item>
            <text:list-item>
              <text:p text:style-name="P22"><text:span text:style-name="T22_1">Création</text:span><text:span text:style-name="T22_2"><text:s/></text:span><text:span text:style-name="T22_3">des</text:span><text:span text:style-name="T22_4"><text:s/></text:span><text:span text:style-name="T22_5">classes</text:span><text:span text:style-name="T22_6"><text:s/></text:span><text:span text:style-name="T22_7">pour</text:span><text:span text:style-name="T22_8"><text:s/></text:span><text:span text:style-name="T22_9">le</text:span><text:span text:style-name="T22_10"><text:s/></text:span><text:span text:style-name="T22_11">widget</text:span><text:span text:style-name="T22_12"><text:s/></text:span><text:span text:style-name="T22_13">To</text:span><text:span text:style-name="T22_14"><text:s/></text:span><text:span text:style-name="T22_15">Do</text:span><text:span text:style-name="T22_16"><text:s/></text:span><text:span text:style-name="T22_17">List</text:span><text:span text:style-name="T22_18"><text:s/></text:span><text:span text:style-name="T22_19">permettant</text:span><text:span text:style-name="T22_20"><text:s/></text:span><text:span text:style-name="T22_21">la</text:span><text:span text:style-name="T22_22"><text:s/></text:span><text:span text:style-name="T22_23">gestion</text:span><text:span text:style-name="T22_24"><text:s/></text:span><text:span text:style-name="T22_25">de</text:span><text:span text:style-name="T22_26"><text:s/></text:span><text:span text:style-name="T22_27">listes</text:span><text:span text:style-name="T22_28"><text:s/></text:span><text:span text:style-name="T22_29">de</text:span><text:span text:style-name="T22_30"><text:s/></text:span><text:span text:style-name="T22_31">taches</text:span><text:span text:style-name="T22_32"><text:s/></text:span><text:span text:style-name="T22_33">et</text:span><text:span text:style-name="T22_34"><text:s/></text:span><text:span text:style-name="T22_35">la</text:span><text:span text:style-name="T22_36"><text:s/></text:span><text:span text:style-name="T22_37">validation</text:span><text:span text:style-name="T22_38"><text:s/></text:span><text:span text:style-name="T22_39">des</text:span><text:span text:style-name="T22_40"><text:s/></text:span><text:span text:style-name="T22_41">taches</text:span><text:span text:style-name="T22_42"><text:s/></text:span><text:span text:style-name="T22_43">effectués</text:span><text:span text:style-name="T22_44">.</text:span></text:p>
            </text:list-item>
            <text:list-item>
              <text:p text:style-name="P23"><text:span text:style-name="T23_1">Création</text:span><text:span text:style-name="T23_2"><text:s/></text:span><text:span text:style-name="T23_3">des</text:span><text:span text:style-name="T23_4"><text:s/></text:span><text:span text:style-name="T23_5">classes</text:span><text:span text:style-name="T23_6"><text:s/></text:span><text:span text:style-name="T23_7">pour</text:span><text:span text:style-name="T23_8"><text:s/></text:span><text:span text:style-name="T23_9">le</text:span><text:span text:style-name="T23_10"><text:s/></text:span><text:span text:style-name="T23_11">widget</text:span><text:span text:style-name="T23_12"><text:s/></text:span><text:span text:style-name="T23_13">Poll</text:span><text:span text:style-name="T23_14"><text:s/></text:span><text:span text:style-name="T23_15">permettant</text:span><text:span text:style-name="T23_16"><text:s/></text:span><text:span text:style-name="T23_17">la</text:span><text:span text:style-name="T23_18"><text:s/></text:span><text:span text:style-name="T23_19">création</text:span><text:span text:style-name="T23_20"><text:s/></text:span><text:span text:style-name="T23_21">d</text:span><text:span text:style-name="T23_22">’</text:span><text:span text:style-name="T23_23">un</text:span><text:span text:style-name="T23_24"><text:s/></text:span><text:span text:style-name="T23_25">sondage</text:span><text:span text:style-name="T23_26"><text:s/></text:span><text:span text:style-name="T23_27">avec</text:span><text:span text:style-name="T23_28"><text:s/></text:span><text:span text:style-name="T23_29">une</text:span><text:span text:style-name="T23_30"><text:s/></text:span><text:span text:style-name="T23_31">liste</text:span><text:span text:style-name="T23_32"><text:s/></text:span><text:span text:style-name="T23_33">de</text:span><text:span text:style-name="T23_34"><text:s/></text:span><text:span text:style-name="T23_35">questions</text:span><text:span text:style-name="T23_36"><text:s/></text:span><text:span text:style-name="T23_37">et</text:span><text:span text:style-name="T23_38"><text:s/></text:span><text:span text:style-name="T23_39">de</text:span><text:span text:style-name="T23_40"><text:s/></text:span><text:span text:style-name="T23_41">réponse</text:span><text:span text:style-name="T23_42">,<text:s/></text:span><text:span text:style-name="T23_43">la</text:span><text:span text:style-name="T23_44"><text:s/></text:span><text:span text:style-name="T23_45">publication</text:span><text:span text:style-name="T23_46"><text:s/></text:span><text:span text:style-name="T23_47">du</text:span><text:span text:style-name="T23_48"><text:s/></text:span><text:span text:style-name="T23_49">sondage</text:span><text:span text:style-name="T23_50"><text:s/></text:span><text:span text:style-name="T23_51">sur</text:span><text:span text:style-name="T23_52"><text:s/></text:span><text:span text:style-name="T23_53">le</text:span><text:span text:style-name="T23_54"><text:s/></text:span><text:span text:style-name="T23_55">dashboard</text:span><text:span text:style-name="T23_56"><text:s/></text:span><text:span text:style-name="T23_57">et</text:span><text:span text:style-name="T23_58"><text:s/></text:span><text:span text:style-name="T23_59">la</text:span><text:span text:style-name="T23_60"><text:s/></text:span><text:span text:style-name="T23_61">consultation</text:span><text:span text:style-name="T23_62"><text:s/></text:span><text:span text:style-name="T23_63">des</text:span><text:span text:style-name="T23_64"><text:s/></text:span><text:span text:style-name="T23_65">réponses</text:span><text:span text:style-name="T23_66">.</text:span></text:p>
            </text:list-item>
            <text:list-item>
              <text:p text:style-name="P24"><text:span text:style-name="T24_1">Rédaction</text:span><text:span text:style-name="T24_2"><text:s/></text:span><text:span text:style-name="T24_3">des</text:span><text:span text:style-name="T24_4"><text:s text:c="2"/></text:span><text:span text:style-name="T24_5">requêtes</text:span><text:span text:style-name="T24_6"><text:s/></text:span><text:span text:style-name="T24_7">SQL</text:span><text:span text:style-name="T24_8"><text:s/></text:span><text:span text:style-name="T24_9">liées</text:span><text:span text:style-name="T24_10"><text:s/></text:span><text:span text:style-name="T24_11">à</text:span><text:span text:style-name="T24_12"><text:s/></text:span><text:span text:style-name="T24_13">la</text:span><text:span text:style-name="T24_14"><text:s/></text:span><text:span text:style-name="T24_15">sauvegarde</text:span><text:span text:style-name="T24_16"><text:s/></text:span><text:span text:style-name="T24_17">et</text:span><text:span text:style-name="T24_18"><text:s/></text:span><text:span text:style-name="T24_19">au</text:span><text:span text:style-name="T24_20"><text:s/></text:span><text:span text:style-name="T24_21">chargement</text:span><text:span text:style-name="T24_22"><text:s/></text:span><text:span text:style-name="T24_23">des</text:span><text:span text:style-name="T24_24"><text:s/></text:span><text:span text:style-name="T24_25">widgets</text:span><text:span text:style-name="T24_26">.</text:span></text:p>
            </text:list-item>
            <text:list-item>
              <text:p text:style-name="P25"/>
            </text:list-item>
          </text:list>
        </text:list-item>
        <text:list-item>
          <text:p text:style-name="P26"><text:span text:style-name="T26_1">Arnaud</text:span><text:span text:style-name="T26_2"><text:s/></text:span><text:span text:style-name="T26_3">Flaesch</text:span><text:span text:style-name="T26_4"><text:s/></text:span><text:span text:style-name="T26_5">et</text:span><text:span text:style-name="T26_6"><text:s/></text:span><text:span text:style-name="T26_7">Andreï</text:span><text:span text:style-name="T26_8"><text:s/></text:span><text:span text:style-name="T26_9">Cavoleau</text:span></text:p>
          <text:list>
            <text:list-item>
              <text:p text:style-name="P27"><text:span text:style-name="T27_1">Conception</text:span><text:span text:style-name="T27_2"><text:s/></text:span><text:span text:style-name="T27_3">de</text:span><text:span text:style-name="T27_4"><text:s/></text:span><text:span text:style-name="T27_5">la</text:span><text:span text:style-name="T27_6"><text:s/></text:span><text:span text:style-name="T27_7">base</text:span><text:span text:style-name="T27_8"><text:s/></text:span><text:span text:style-name="T27_9">de</text:span><text:span text:style-name="T27_10"><text:s/></text:span><text:span text:style-name="T27_11">données</text:span><text:span text:style-name="T27_12"><text:s/>(</text:span><text:span text:style-name="T27_13">Modèle</text:span><text:span text:style-name="T27_14"><text:s/></text:span><text:span text:style-name="T27_15">Conceptuel</text:span><text:span text:style-name="T27_16"><text:s/></text:span><text:span text:style-name="T27_17">et</text:span><text:span text:style-name="T27_18"><text:s/></text:span><text:span text:style-name="T27_19">Modèle</text:span><text:span text:style-name="T27_20"><text:s/></text:span><text:span text:style-name="T27_21">Physique</text:span><text:span text:style-name="T27_22"><text:s/></text:span><text:span text:style-name="T27_23">de</text:span><text:span text:style-name="T27_24"><text:s/></text:span><text:span text:style-name="T27_25">Données</text:span><text:span text:style-name="T27_26">)</text:span></text:p>
            </text:list-item>
            <text:list-item>
              <text:p text:style-name="P28"><text:span text:style-name="T28_1">Description</text:span><text:span text:style-name="T28_2"><text:s/></text:span><text:span text:style-name="T28_3">des</text:span><text:span text:style-name="T28_4"><text:s/></text:span><text:span text:style-name="T28_5">cas</text:span><text:span text:style-name="T28_6"><text:s/></text:span><text:span text:style-name="T28_7">d</text:span><text:span text:style-name="T28_8">’</text:span><text:span text:style-name="T28_9">utilisation</text:span><text:span text:style-name="T28_10"><text:s/></text:span><text:span text:style-name="T28_11">de</text:span><text:span text:style-name="T28_12"><text:s/></text:span><text:span text:style-name="T28_13">l</text:span><text:span text:style-name="T28_14">’</text:span><text:span text:style-name="T28_15">applica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